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11f37" officeooo:paragraph-rsid="00111f37" style:font-weight-asian="bold" style:font-weight-complex="bold"/>
    </style:style>
    <style:style style:name="P2" style:family="paragraph" style:parent-style-name="Standard">
      <style:text-properties style:text-underline-style="none" fo:font-weight="normal" officeooo:rsid="00111f37" officeooo:paragraph-rsid="00111f37"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2">I chose to use QuickSort Algorithm to solve the sort on problem 1. QuickSort has one for loop and two if loops hence making the run time of the algrithm O(NlogN) for the best and average case. </text:p>
      <text:p text:style-name="P2"/>
      <text:p text:style-name="P2">The be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7:34:16.689952812</meta:creation-date>
    <dc:date>2018-11-02T18:07:51.659471270</dc:date>
    <meta:editing-duration>PT23M24S</meta:editing-duration>
    <meta:editing-cycles>1</meta:editing-cycles>
    <meta:document-statistic meta:table-count="0" meta:image-count="0" meta:object-count="0" meta:page-count="1" meta:paragraph-count="3" meta:word-count="41" meta:character-count="212" meta:non-whitespace-character-count="172"/>
    <meta:generator>LibreOffice/5.1.6.2$Linux_X86_64 LibreOffice_project/10m0$Build-2</meta:generator>
  </office:meta>
</office:document-meta>
</file>